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Triangle_20_unfilled" draw:marker-end-width="0.3cm" draw:fill="none" draw:textarea-vertical-align="middle"/>
    </style:style>
    <style:style style:name="gr3" style:family="graphic" style:parent-style-name="objectwithoutfill">
      <style:graphic-properties draw:marker-end="Triangle_20_unfilled" draw:marker-end-width="0.3cm" svg:stroke-opacity="90%" draw:fill="none" draw:textarea-vertical-align="middle"/>
    </style:style>
    <style:style style:name="gr4" style:family="graphic" style:parent-style-name="objectwithoutfill">
      <style:graphic-properties draw:stroke="solid" draw:stroke-dash="Fine_20_Dashed" draw:marker-start="" draw:marker-end="Diamond" draw:marker-end-width="0.3cm" draw:fill="none" draw:textarea-vertical-align="middle"/>
    </style:style>
    <style:style style:name="gr5" style:family="graphic" style:parent-style-name="objectwithoutfill">
      <style:graphic-properties draw:stroke="solid" draw:stroke-dash="Fine_20_Dashed" draw:marker-end="Diamond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8.255cm" svg:height="1.524cm" svg:x="49.641cm" svg:y="2.524cm">
          <text:p text:style-name="P1"><text:span text:style-name="T1">Shape</text:span></text:p>
        </draw:rect>
        <draw:rect draw:style-name="gr1" draw:text-style-name="P4" draw:layer="layout" svg:width="8.255cm" svg:height="1.143cm" svg:x="49.641cm" svg:y="3.921cm">
          <text:p text:style-name="P3"><text:span text:style-name="T2">- numberOfDimensions : int</text:span></text:p>
        </draw:rect>
        <draw:rect draw:style-name="gr1" draw:text-style-name="P4" xml:id="id2" draw:id="id2" draw:layer="layout" svg:width="8.255cm" svg:height="1.27cm" svg:x="49.641cm" svg:y="5.064cm">
          <text:p text:style-name="P3"><text:span text:style-name="T2">+ Shape(numberOfDimensions : int)</text:span></text:p>
          <text:p text:style-name="P3"><text:span text:style-name="T2">+ getNumberOfDimensions() : int</text:span></text:p>
        </draw:rect>
        <draw:rect draw:style-name="gr1" draw:text-style-name="P2" xml:id="id1" draw:id="id1" draw:layer="layout" svg:width="8.255cm" svg:height="1.524cm" svg:x="27.416cm" svg:y="7.604cm">
          <text:p text:style-name="P1"><text:span text:style-name="T1">ThreeDimensionalShape</text:span></text:p>
        </draw:rect>
        <draw:rect draw:style-name="gr1" draw:text-style-name="P4" xml:id="id14" draw:id="id14" draw:layer="layout" svg:width="8.255cm" svg:height="0.889cm" svg:x="27.416cm" svg:y="9.128cm">
          <text:p text:style-name="P3"><text:span text:style-name="T2"># volume : double</text:span></text:p>
        </draw:rect>
        <draw:rect draw:style-name="gr1" draw:text-style-name="P5" xml:id="id11" draw:id="id11" draw:layer="layout" svg:width="8.255cm" svg:height="1.524cm" svg:x="27.416cm" svg:y="10.017cm">
          <text:p text:style-name="P3"><text:span text:style-name="T2">+ ThreeDimensionalShape()</text:span></text:p>
          <text:p text:style-name="P3"><text:span text:style-name="T2"># </text:span><text:span text:style-name="T3">calculateVolume : void</text:span></text:p>
          <text:p text:style-name="P3"><text:span text:style-name="T3">+ </text:span><text:span text:style-name="T4">getVolume() : double</text:span></text:p>
        </draw:rect>
        <draw:rect draw:style-name="gr1" draw:text-style-name="P6" xml:id="id3" draw:id="id3" draw:layer="layout" svg:width="8.255cm" svg:height="1.524cm" svg:x="52.816cm" svg:y="7.604cm">
          <text:p text:style-name="P1"><text:span text:style-name="T1">TwoDimensionalShape</text:span></text:p>
        </draw:rect>
        <draw:rect draw:style-name="gr1" draw:text-style-name="P4" xml:id="id8" draw:id="id8" draw:layer="layout" svg:width="8.255cm" svg:height="0.889cm" svg:x="52.816cm" svg:y="9.128cm">
          <text:p text:style-name="P3"><text:span text:style-name="T2"># area : double</text:span></text:p>
        </draw:rect>
        <draw:rect draw:style-name="gr1" draw:text-style-name="P4" xml:id="id5" draw:id="id5" draw:layer="layout" svg:width="8.255cm" svg:height="1.524cm" svg:x="52.816cm" svg:y="10.017cm">
          <text:p text:style-name="P3"><text:span text:style-name="T2">+ TwoDimensionalShape()</text:span></text:p>
          <text:p text:style-name="P3"><text:span text:style-name="T2"># </text:span><text:span text:style-name="T3">calculateArea() : void</text:span></text:p>
          <text:p text:style-name="P3"><text:span text:style-name="T3">+ </text:span><text:span text:style-name="T4">getArea() : double</text:span></text:p>
        </draw:rect>
        <draw:rect draw:style-name="gr1" draw:text-style-name="P6" xml:id="id4" draw:id="id4" draw:layer="layout" svg:width="8.255cm" svg:height="1.524cm" svg:x="52.816cm" svg:y="13.827cm">
          <text:p text:style-name="P1"><text:span text:style-name="T5">Triangle</text:span></text:p>
        </draw:rect>
        <draw:rect draw:style-name="gr1" draw:text-style-name="P4" draw:layer="layout" svg:width="8.255cm" svg:height="1.524cm" svg:x="52.816cm" svg:y="15.351cm">
          <text:p text:style-name="P3"><text:span text:style-name="T2">- height : double</text:span></text:p>
          <text:p text:style-name="P3"><text:span text:style-name="T2">- base : double</text:span></text:p>
        </draw:rect>
        <draw:rect draw:style-name="gr1" draw:text-style-name="P4" xml:id="id29" draw:id="id29" draw:layer="layout" svg:width="8.255cm" svg:height="2.667cm" svg:x="52.816cm" svg:y="16.875cm">
          <text:p text:style-name="P3"><text:span text:style-name="T2">+ Triangle()</text:span></text:p>
          <text:p text:style-name="P3"><text:span text:style-name="T2"># calculateArea() : void</text:span></text:p>
          <text:p text:style-name="P3"><text:span text:style-name="T2">+ setBase(base : double) : void</text:span></text:p>
          <text:p text:style-name="P3"><text:span text:style-name="T2">+ setHeight(height : double) : void</text:span></text:p>
          <text:p text:style-name="P3"><text:span text:style-name="T2">+ getBase() : double</text:span></text:p>
        </draw:rect>
        <draw:connector draw:style-name="gr2" draw:text-style-name="P1" draw:layer="layout" svg:x1="31.543cm" svg:y1="7.604cm" svg:x2="49.641cm" svg:y2="5.699cm" draw:start-shape="id1" draw:start-glue-point="0" draw:end-shape="id2" draw:end-glue-point="3" svg:d="M31543 7604v-1905h18098">
          <text:p/>
        </draw:connector>
        <draw:connector draw:style-name="gr3" draw:text-style-name="P1" draw:layer="layout" svg:x1="56.943cm" svg:y1="7.604cm" svg:x2="53.768cm" svg:y2="6.334cm" draw:start-shape="id3" draw:start-glue-point="0" draw:end-shape="id2" svg:d="M56943 7604v-635h-3175v-635">
          <text:p/>
        </draw:connector>
        <draw:connector draw:style-name="gr2" draw:text-style-name="P1" draw:layer="layout" svg:x1="56.943cm" svg:y1="13.827cm" svg:x2="56.943cm" svg:y2="11.541cm" draw:start-shape="id4" draw:start-glue-point="0" draw:end-shape="id5" draw:end-glue-point="2" svg:d="M56943 13827v-2286">
          <text:p/>
        </draw:connector>
        <draw:rect draw:style-name="gr1" draw:text-style-name="P6" xml:id="id7" draw:id="id7" draw:layer="layout" svg:width="8.255cm" svg:height="1.524cm" svg:x="67.929cm" svg:y="22.463cm">
          <text:p text:style-name="P1"><text:span text:style-name="T5">Square</text:span></text:p>
        </draw:rect>
        <draw:rect draw:style-name="gr1" draw:text-style-name="P4" draw:layer="layout" svg:width="8.255cm" svg:height="0.635cm" svg:x="67.929cm" svg:y="23.987cm">
          <text:p text:style-name="P3"><text:span text:style-name="T2">- side : double</text:span></text:p>
        </draw:rect>
        <draw:rect draw:style-name="gr1" draw:text-style-name="P4" xml:id="id33" draw:id="id33" draw:layer="layout" svg:width="8.255cm" svg:height="1.651cm" svg:x="67.929cm" svg:y="24.622cm">
          <text:p text:style-name="P3"><text:span text:style-name="T2">+ Square()</text:span></text:p>
          <text:p text:style-name="P3"><text:span text:style-name="T2">+ calculateArea() : void</text:span></text:p>
          <text:p text:style-name="P3"><text:span text:style-name="T2">+ setSide(side : double) : void</text:span></text:p>
        </draw:rect>
        <draw:rect draw:style-name="gr1" draw:text-style-name="P6" xml:id="id6" draw:id="id6" draw:layer="layout" svg:width="8.255cm" svg:height="1.524cm" svg:x="62.468cm" svg:y="15.351cm">
          <text:p text:style-name="P1"><text:span text:style-name="T5">Rectangle</text:span></text:p>
        </draw:rect>
        <draw:rect draw:style-name="gr1" draw:text-style-name="P4" draw:layer="layout" svg:width="8.255cm" svg:height="1.524cm" svg:x="62.468cm" svg:y="16.875cm">
          <text:p text:style-name="P3"><text:span text:style-name="T2"># length : double</text:span></text:p>
          <text:p text:style-name="P3"><text:span text:style-name="T2"># height : double</text:span></text:p>
        </draw:rect>
        <draw:rect draw:style-name="gr1" draw:text-style-name="P4" xml:id="id31" draw:id="id31" draw:layer="layout" svg:width="8.255cm" svg:height="2.286cm" svg:x="62.468cm" svg:y="18.399cm">
          <text:p text:style-name="P3"><text:span text:style-name="T2">+ Rectangle()</text:span></text:p>
          <text:p text:style-name="P3"><text:span text:style-name="T2"># calculateArea() : void</text:span></text:p>
          <text:p text:style-name="P3"><text:span text:style-name="T2">+ setLength(length : double) : void</text:span></text:p>
          <text:p text:style-name="P3"><text:span text:style-name="T2">+ setHeight(height : double) : void</text:span></text:p>
        </draw:rect>
        <draw:connector draw:style-name="gr2" draw:text-style-name="P1" draw:layer="layout" svg:x1="66.595cm" svg:y1="15.351cm" svg:x2="61.071cm" svg:y2="10.779cm" draw:start-shape="id6" draw:start-glue-point="0" draw:end-shape="id5" draw:end-glue-point="1" svg:d="M66595 15351v-4572h-5524">
          <text:p/>
        </draw:connector>
        <draw:connector draw:style-name="gr2" draw:text-style-name="P1" draw:layer="layout" svg:x1="72.056cm" svg:y1="22.463cm" svg:x2="61.071cm" svg:y2="9.572cm" draw:start-shape="id7" draw:start-glue-point="0" draw:end-shape="id8" draw:end-glue-point="1" svg:d="M72056 22463v-12891h-10985">
          <text:p/>
        </draw:connector>
        <draw:rect draw:style-name="gr1" draw:text-style-name="P6" xml:id="id9" draw:id="id9" draw:layer="layout" svg:width="8.255cm" svg:height="1.524cm" svg:x="42.656cm" svg:y="15.351cm">
          <text:p text:style-name="P1"><text:span text:style-name="T5">Circle</text:span></text:p>
        </draw:rect>
        <draw:rect draw:style-name="gr1" draw:text-style-name="P4" draw:layer="layout" svg:width="8.255cm" svg:height="0.762cm" svg:x="42.656cm" svg:y="16.875cm">
          <text:p text:style-name="P3"><text:span text:style-name="T2">- radius : double</text:span></text:p>
        </draw:rect>
        <draw:rect draw:style-name="gr1" draw:text-style-name="P4" xml:id="id27" draw:id="id27" draw:layer="layout" svg:width="8.255cm" svg:height="1.651cm" svg:x="42.656cm" svg:y="17.637cm">
          <text:p text:style-name="P3"><text:span text:style-name="T2">+ Circle()</text:span></text:p>
          <text:p text:style-name="P3"><text:span text:style-name="T2"># calculateArea() : void</text:span></text:p>
          <text:p text:style-name="P3"><text:span text:style-name="T2">+ setRadius(radius : double) : void</text:span></text:p>
        </draw:rect>
        <draw:connector draw:style-name="gr2" draw:text-style-name="P1" draw:layer="layout" svg:x1="46.783cm" svg:y1="15.351cm" svg:x2="52.816cm" svg:y2="10.779cm" draw:start-shape="id9" draw:start-glue-point="0" draw:end-shape="id5" draw:end-glue-point="3" svg:d="M46783 15351v-4572h6033">
          <text:p/>
        </draw:connector>
        <draw:rect draw:style-name="gr1" draw:text-style-name="P6" xml:id="id10" draw:id="id10" draw:layer="layout" svg:width="8.255cm" svg:height="1.524cm" svg:x="24.622cm" svg:y="17.256cm">
          <text:p text:style-name="P1"><text:span text:style-name="T5">Cone</text:span></text:p>
        </draw:rect>
        <draw:rect draw:style-name="gr1" draw:text-style-name="P4" draw:layer="layout" svg:width="8.255cm" svg:height="1.016cm" svg:x="24.622cm" svg:y="18.78cm">
          <text:p text:style-name="P3"><text:span text:style-name="T2">- radius : double</text:span></text:p>
          <text:p text:style-name="P3"><text:span text:style-name="T2">- height : double</text:span></text:p>
        </draw:rect>
        <draw:rect draw:style-name="gr1" draw:text-style-name="P4" xml:id="id23" draw:id="id23" draw:layer="layout" svg:width="8.255cm" svg:height="2.159cm" svg:x="24.622cm" svg:y="19.796cm">
          <text:p text:style-name="P3"><text:span text:style-name="T2">+ Cone()</text:span></text:p>
          <text:p text:style-name="P3"><text:span text:style-name="T2"># calculateVolume() : void</text:span></text:p>
          <text:p text:style-name="P3"><text:span text:style-name="T2">+ setHeight(height : double) : void</text:span></text:p>
          <text:p text:style-name="P3"><text:span text:style-name="T2">+ setRadius(radius : double) : void</text:span></text:p>
        </draw:rect>
        <draw:connector draw:style-name="gr2" draw:text-style-name="P1" draw:layer="layout" svg:x1="28.749cm" svg:y1="17.256cm" svg:x2="31.543cm" svg:y2="11.541cm" draw:start-shape="id10" draw:start-glue-point="0" draw:end-shape="id11" draw:end-glue-point="2" svg:d="M28749 17256v-2857h2794v-2858">
          <text:p/>
        </draw:connector>
        <draw:rect draw:style-name="gr1" draw:text-style-name="P6" draw:layer="layout" svg:width="8.255cm" svg:height="1.524cm" svg:x="13.954cm" svg:y="3.54cm">
          <text:p text:style-name="P1"><text:span text:style-name="T5">Cube</text:span></text:p>
        </draw:rect>
        <draw:rect draw:style-name="gr1" draw:text-style-name="P4" draw:layer="layout" svg:width="8.255cm" svg:height="1.016cm" svg:x="13.954cm" svg:y="5.064cm">
          <text:p text:style-name="P3"><text:span text:style-name="T2">- side : double</text:span></text:p>
        </draw:rect>
        <draw:rect draw:style-name="gr1" draw:text-style-name="P4" xml:id="id12" draw:id="id12" draw:layer="layout" svg:width="8.255cm" svg:height="1.651cm" svg:x="13.954cm" svg:y="6.08cm">
          <text:p text:style-name="P3"><text:span text:style-name="T2">+ Cube()</text:span></text:p>
          <text:p text:style-name="P3"><text:span text:style-name="T2"># calculateVolume() : void</text:span></text:p>
          <text:p text:style-name="P3"><text:span text:style-name="T2">+ setSide(side : double) : void</text:span></text:p>
        </draw:rect>
        <draw:connector draw:style-name="gr2" draw:text-style-name="P1" draw:layer="layout" svg:x1="22.209cm" svg:y1="6.905cm" svg:x2="27.416cm" svg:y2="8.366cm" draw:start-shape="id12" draw:start-glue-point="1" draw:end-shape="id1" draw:end-glue-point="3" svg:d="M22209 6905h2604v1461h2603">
          <text:p/>
        </draw:connector>
        <draw:rect draw:style-name="gr1" draw:text-style-name="P6" xml:id="id13" draw:id="id13" draw:layer="layout" svg:width="8.255cm" svg:height="1.524cm" svg:x="4.175cm" svg:y="8.239cm">
          <text:p text:style-name="P1"><text:span text:style-name="T5">Cylinder</text:span></text:p>
        </draw:rect>
        <draw:rect draw:style-name="gr1" draw:text-style-name="P4" draw:layer="layout" svg:width="8.255cm" svg:height="1.016cm" svg:x="4.175cm" svg:y="9.763cm">
          <text:p text:style-name="P3"><text:span text:style-name="T2">- radius : double</text:span></text:p>
          <text:p text:style-name="P3"><text:span text:style-name="T2">- height : double</text:span></text:p>
        </draw:rect>
        <draw:rect draw:style-name="gr1" draw:text-style-name="P4" xml:id="id18" draw:id="id18" draw:layer="layout" svg:width="8.255cm" svg:height="2.159cm" svg:x="4.175cm" svg:y="10.779cm">
          <text:p text:style-name="P3"><text:span text:style-name="T2">+ Cylinder()</text:span></text:p>
          <text:p text:style-name="P3"><text:span text:style-name="T2"># calculateVolume() : void</text:span></text:p>
          <text:p text:style-name="P3"><text:span text:style-name="T2">+ setHeight(height : double) : void</text:span></text:p>
          <text:p text:style-name="P3"><text:span text:style-name="T2">+ setRadius(radius : double) : void</text:span></text:p>
        </draw:rect>
        <draw:connector draw:style-name="gr2" draw:text-style-name="P1" draw:layer="layout" svg:x1="12.43cm" svg:y1="9.001cm" svg:x2="27.416cm" svg:y2="9.572cm" draw:start-shape="id13" draw:start-glue-point="1" draw:end-shape="id14" draw:end-glue-point="3" svg:d="M12430 9001h7493v571h7493">
          <text:p/>
        </draw:connector>
        <draw:rect draw:style-name="gr1" draw:text-style-name="P6" xml:id="id15" draw:id="id15" draw:layer="layout" svg:width="8.255cm" svg:height="1.524cm" svg:x="14.335cm" svg:y="17.383cm">
          <text:p text:style-name="P1"><text:span text:style-name="T5">Sphere</text:span></text:p>
        </draw:rect>
        <draw:rect draw:style-name="gr1" draw:text-style-name="P4" draw:layer="layout" svg:width="8.255cm" svg:height="1.016cm" svg:x="14.335cm" svg:y="18.907cm">
          <text:p text:style-name="P3"><text:span text:style-name="T2">- radius : double</text:span></text:p>
        </draw:rect>
        <draw:rect draw:style-name="gr1" draw:text-style-name="P4" xml:id="id21" draw:id="id21" draw:layer="layout" svg:width="8.255cm" svg:height="1.651cm" svg:x="14.335cm" svg:y="19.923cm">
          <text:p text:style-name="P3"><text:span text:style-name="T2">+ Sphere()</text:span></text:p>
          <text:p text:style-name="P3"><text:span text:style-name="T2"># calculateVolume() : void</text:span></text:p>
          <text:p text:style-name="P3"><text:span text:style-name="T2">+ setRadius(radius : double) : void</text:span></text:p>
        </draw:rect>
        <draw:connector draw:style-name="gr2" draw:text-style-name="P1" draw:layer="layout" svg:x1="18.462cm" svg:y1="17.383cm" svg:x2="27.416cm" svg:y2="10.779cm" draw:start-shape="id15" draw:start-glue-point="0" draw:end-shape="id11" draw:end-glue-point="3" svg:d="M18462 17383v-6604h8954">
          <text:p/>
        </draw:connector>
        <draw:rect draw:style-name="gr1" draw:text-style-name="P6" xml:id="id16" draw:id="id16" draw:layer="layout" svg:width="8.763cm" svg:height="1.524cm" svg:x="34.909cm" svg:y="19.542cm">
          <text:p text:style-name="P1"><text:span text:style-name="T5">Torus</text:span></text:p>
        </draw:rect>
        <draw:rect draw:style-name="gr1" draw:text-style-name="P4" draw:layer="layout" svg:width="8.763cm" svg:height="1.016cm" svg:x="34.909cm" svg:y="21.066cm">
          <text:p text:style-name="P3"><text:span text:style-name="T2">- bigRadius : double</text:span></text:p>
          <text:p text:style-name="P3"><text:span text:style-name="T2">- smallRadius : double</text:span></text:p>
        </draw:rect>
        <draw:rect draw:style-name="gr1" draw:text-style-name="P4" xml:id="id25" draw:id="id25" draw:layer="layout" svg:width="8.763cm" svg:height="2.667cm" svg:x="34.909cm" svg:y="22.082cm">
          <text:p text:style-name="P3"><text:span text:style-name="T2">+ Torus()</text:span></text:p>
          <text:p text:style-name="P3"><text:span text:style-name="T2"># calculateVolume() : void</text:span></text:p>
          <text:p text:style-name="P3"><text:span text:style-name="T2">+ areRadiiValid() : boolean</text:span></text:p>
          <text:p text:style-name="P3"><text:span text:style-name="T2">+ setBigRadius(bigRadius : double) : void</text:span></text:p>
          <text:p text:style-name="P3"><text:span text:style-name="T2">+ setSmallRadius(smallRadius : double) : void</text:span></text:p>
        </draw:rect>
        <draw:connector draw:style-name="gr2" draw:text-style-name="P1" draw:layer="layout" svg:x1="39.29cm" svg:y1="19.542cm" svg:x2="35.671cm" svg:y2="10.779cm" draw:start-shape="id16" draw:start-glue-point="0" draw:end-shape="id11" draw:end-glue-point="1" svg:d="M39290 19542v-8763h-3619">
          <text:p/>
        </draw:connector>
        <draw:connector draw:style-name="gr4" draw:text-style-name="P1" draw:layer="layout" svg:x1="5.249cm" svg:y1="31.74cm" svg:x2="8.302cm" svg:y2="12.938cm" draw:start-shape="id17" draw:end-shape="id18" draw:end-glue-point="2" svg:d="M5249 31740v-9401h3053v-9401">
          <text:p/>
        </draw:connector>
        <draw:connector draw:style-name="gr5" draw:text-style-name="P1" draw:layer="layout" draw:line-skew="3.807cm -0.515cm" svg:x1="14.393cm" svg:y1="32.121cm" svg:x2="13.954cm" svg:y2="6.905cm" draw:start-shape="id19" draw:start-glue-point="0" draw:end-shape="id12" draw:end-glue-point="3" svg:d="M14393 32121v-8388h-1455v-16828h1016">
          <text:p/>
        </draw:connector>
        <draw:connector draw:style-name="gr5" draw:text-style-name="P1" draw:layer="layout" draw:line-skew="2.857cm" svg:x1="23.537cm" svg:y1="32.248cm" svg:x2="18.462cm" svg:y2="21.574cm" draw:start-shape="id20" draw:start-glue-point="0" draw:end-shape="id21" draw:end-glue-point="2" svg:d="M23537 32248v-2480h-5075v-8194">
          <text:p/>
        </draw:connector>
        <draw:connector draw:style-name="gr5" draw:text-style-name="P1" draw:layer="layout" svg:x1="32.3cm" svg:y1="28.819cm" svg:x2="28.749cm" svg:y2="21.955cm" draw:start-shape="id22" draw:start-glue-point="0" draw:end-shape="id23" draw:end-glue-point="2" svg:d="M32300 28819v-3432h-3551v-3432">
          <text:p/>
        </draw:connector>
        <draw:connector draw:style-name="gr5" draw:text-style-name="P1" draw:layer="layout" svg:x1="41.889cm" svg:y1="28.946cm" svg:x2="39.29cm" svg:y2="24.749cm" draw:start-shape="id24" draw:start-glue-point="0" draw:end-shape="id25" draw:end-glue-point="2" svg:d="M41889 28946v-2098h-2599v-2099">
          <text:p/>
        </draw:connector>
        <draw:connector draw:style-name="gr5" draw:text-style-name="P1" draw:layer="layout" svg:x1="47.858cm" svg:y1="36.82cm" svg:x2="50.911cm" svg:y2="18.462cm" draw:start-shape="id26" draw:start-glue-point="3" draw:end-shape="id27" draw:end-glue-point="1" svg:d="M47858 36820h-501v-9147h4055v-9211h-501">
          <text:p/>
        </draw:connector>
        <draw:connector draw:style-name="gr5" draw:text-style-name="P1" draw:layer="layout" svg:x1="58.086cm" svg:y1="21.066cm" svg:x2="56.943cm" svg:y2="19.542cm" draw:start-shape="id28" draw:start-glue-point="0" draw:end-shape="id29" draw:end-glue-point="2" svg:d="M58086 21066v-762h-1143v-762">
          <text:p/>
        </draw:connector>
        <draw:connector draw:style-name="gr5" draw:text-style-name="P1" draw:layer="layout" svg:x1="66.151cm" svg:y1="35.036cm" svg:x2="66.595cm" svg:y2="20.685cm" draw:start-shape="id30" draw:start-glue-point="1" draw:end-shape="id31" draw:end-glue-point="2" svg:d="M66151 35036h501v-7556h-57v-6795">
          <text:p/>
        </draw:connector>
        <draw:connector draw:style-name="gr5" draw:text-style-name="P1" draw:layer="layout" svg:x1="71.612cm" svg:y1="35.29cm" svg:x2="72.056cm" svg:y2="26.273cm" draw:start-shape="id32" draw:start-glue-point="0" draw:end-shape="id33" draw:end-glue-point="2" svg:d="M71612 35290v-4508h444v-4509">
          <text:p/>
        </draw:connector>
        <draw:rect draw:style-name="gr1" draw:text-style-name="P6" xml:id="id17" draw:id="id17" draw:layer="layout" svg:width="8.255cm" svg:height="1.524cm" svg:x="1.122cm" svg:y="31.74cm">
          <text:p text:style-name="P1"><text:span text:style-name="T5">CylinderPane</text:span></text:p>
        </draw:rect>
        <draw:rect draw:style-name="gr1" draw:text-style-name="P4" draw:layer="layout" svg:width="8.255cm" svg:height="4.445cm" svg:x="1.122cm" svg:y="33.264cm">
          <text:p text:style-name="P3"><text:span text:style-name="T4">- </text:span><text:span text:style-name="T6">MAX_LENGTH_DRAWING : int</text:span></text:p>
          <text:p text:style-name="P3"><text:span text:style-name="T2">- cylinder : Cylinder</text:span></text:p>
          <text:p text:style-name="P3"><text:span text:style-name="T2">- radiusTextInput : TextField</text:span></text:p>
          <text:p text:style-name="P3"><text:span text:style-name="T2">- radiusComboBox : ComboBox&lt;Integer&gt;</text:span></text:p>
          <text:p text:style-name="P3"><text:span text:style-name="T2">- heightTextInput : TextField</text:span></text:p>
          <text:p text:style-name="P3"><text:span text:style-name="T2">- heightComboBox : ComboBox&lt;Integer&gt;</text:span></text:p>
          <text:p text:style-name="P3"><text:span text:style-name="T2">- cylinderDrawing : ImageView</text:span></text:p>
          <text:p text:style-name="P3"><text:span text:style-name="T2">- volumeText : Label</text:span></text:p>
        </draw:rect>
        <draw:rect draw:style-name="gr1" draw:text-style-name="P4" draw:layer="layout" svg:width="8.255cm" svg:height="2.667cm" svg:x="1.122cm" svg:y="37.709cm">
          <text:p text:style-name="P3"><text:span text:style-name="T2">+ CylinderPane()</text:span></text:p>
          <text:p text:style-name="P3"><text:span text:style-name="T2">- setRadiusTextField() : void</text:span></text:p>
          <text:p text:style-name="P3"><text:span text:style-name="T2">- setHeightTextField() : void</text:span></text:p>
          <text:p text:style-name="P3"><text:span text:style-name="T2">- setRadiusComboBox() : void</text:span></text:p>
          <text:p text:style-name="P3"><text:span text:style-name="T2">- setHeightComboBox() : void</text:span></text:p>
        </draw:rect>
        <draw:rect draw:style-name="gr1" draw:text-style-name="P6" xml:id="id19" draw:id="id19" draw:layer="layout" svg:width="8.255cm" svg:height="1.524cm" svg:x="10.266cm" svg:y="32.121cm">
          <text:p text:style-name="P1"><text:span text:style-name="T5">CubePane</text:span></text:p>
        </draw:rect>
        <draw:rect draw:style-name="gr1" draw:text-style-name="P4" draw:layer="layout" svg:width="8.255cm" svg:height="3.175cm" svg:x="10.266cm" svg:y="33.645cm">
          <text:p text:style-name="P3"><text:span text:style-name="T4">- </text:span><text:span text:style-name="T6">MAX_SIZE_DRAWING : int</text:span></text:p>
          <text:p text:style-name="P3"><text:span text:style-name="T2">- cube : Cube</text:span></text:p>
          <text:p text:style-name="P3"><text:span text:style-name="T2">- sideTextInput : TextField</text:span></text:p>
          <text:p text:style-name="P3"><text:span text:style-name="T2">- sideComboBox : ComboBox&lt;Integer&gt;</text:span></text:p>
          <text:p text:style-name="P3"><text:span text:style-name="T2">- cubeDrawing : ImageView</text:span></text:p>
          <text:p text:style-name="P3"><text:span text:style-name="T2">- volumeText : Label</text:span></text:p>
        </draw:rect>
        <draw:rect draw:style-name="gr1" draw:text-style-name="P4" draw:layer="layout" svg:width="8.255cm" svg:height="0.889cm" svg:x="10.266cm" svg:y="36.82cm">
          <text:p text:style-name="P3"><text:span text:style-name="T2">+ CubePane()</text:span></text:p>
        </draw:rect>
        <draw:rect draw:style-name="gr1" draw:text-style-name="P6" xml:id="id20" draw:id="id20" draw:layer="layout" svg:width="8.255cm" svg:height="1.524cm" svg:x="19.41cm" svg:y="32.248cm">
          <text:p text:style-name="P1"><text:span text:style-name="T5">SpherePane</text:span></text:p>
        </draw:rect>
        <draw:rect draw:style-name="gr1" draw:text-style-name="P4" draw:layer="layout" svg:width="8.255cm" svg:height="3.175cm" svg:x="19.41cm" svg:y="33.772cm">
          <text:p text:style-name="P3"><text:span text:style-name="T4">- </text:span><text:span text:style-name="T6">MAX_SIZE_DRAWING : int</text:span></text:p>
          <text:p text:style-name="P3"><text:span text:style-name="T2">- sphere : Sphere</text:span></text:p>
          <text:p text:style-name="P3"><text:span text:style-name="T2">- radiusTextInput : TextField</text:span></text:p>
          <text:p text:style-name="P3"><text:span text:style-name="T2">- radiusComboBox : ComboBox&lt;Integer&gt;</text:span></text:p>
          <text:p text:style-name="P3"><text:span text:style-name="T2">- sphereDrawing : ImageView</text:span></text:p>
          <text:p text:style-name="P3"><text:span text:style-name="T2">- volumeText : Label</text:span></text:p>
        </draw:rect>
        <draw:rect draw:style-name="gr1" draw:text-style-name="P4" draw:layer="layout" svg:width="8.255cm" svg:height="0.889cm" svg:x="19.41cm" svg:y="36.947cm">
          <text:p text:style-name="P3"><text:span text:style-name="T2">+ SpherePane()</text:span></text:p>
        </draw:rect>
        <draw:rect draw:style-name="gr1" draw:text-style-name="P6" xml:id="id22" draw:id="id22" draw:layer="layout" svg:width="8.255cm" svg:height="1.524cm" svg:x="28.173cm" svg:y="28.819cm">
          <text:p text:style-name="P1"><text:span text:style-name="T5">ConePane</text:span></text:p>
        </draw:rect>
        <draw:rect draw:style-name="gr1" draw:text-style-name="P4" draw:layer="layout" svg:width="8.255cm" svg:height="4.445cm" svg:x="28.173cm" svg:y="30.343cm">
          <text:p text:style-name="P3"><text:span text:style-name="T4">- </text:span><text:span text:style-name="T6">MAX_LENGTH_DRAWING : int</text:span></text:p>
          <text:p text:style-name="P3"><text:span text:style-name="T2">- cone : Cone</text:span></text:p>
          <text:p text:style-name="P3"><text:span text:style-name="T2">- radiusTextInput : TextField</text:span></text:p>
          <text:p text:style-name="P3"><text:span text:style-name="T2">- radiusComboBox : ComboBox&lt;Integer&gt;</text:span></text:p>
          <text:p text:style-name="P3"><text:span text:style-name="T2">- heightTextInput : TextField</text:span></text:p>
          <text:p text:style-name="P3"><text:span text:style-name="T2">- heightComboBox : ComboBox&lt;Integer&gt;</text:span></text:p>
          <text:p text:style-name="P3"><text:span text:style-name="T2">- coneDrawing : ImageView</text:span></text:p>
          <text:p text:style-name="P3"><text:span text:style-name="T2">- volumeText : Label</text:span></text:p>
        </draw:rect>
        <draw:rect draw:style-name="gr1" draw:text-style-name="P4" draw:layer="layout" svg:width="8.255cm" svg:height="2.667cm" svg:x="28.173cm" svg:y="34.788cm">
          <text:p text:style-name="P3"><text:span text:style-name="T2">+ ConePane()</text:span></text:p>
          <text:p text:style-name="P3"><text:span text:style-name="T2">- setRadiusTextField() : void</text:span></text:p>
          <text:p text:style-name="P3"><text:span text:style-name="T2">- setHeightTextField() : void</text:span></text:p>
          <text:p text:style-name="P3"><text:span text:style-name="T2">- setRadiusComboBox() : void</text:span></text:p>
          <text:p text:style-name="P3"><text:span text:style-name="T2">- setHeightComboBox() : void</text:span></text:p>
        </draw:rect>
        <draw:rect draw:style-name="gr1" draw:text-style-name="P6" xml:id="id24" draw:id="id24" draw:layer="layout" svg:width="9.652cm" svg:height="1.524cm" svg:x="37.063cm" svg:y="28.946cm">
          <text:p text:style-name="P1"><text:span text:style-name="T5">TorusPane</text:span></text:p>
        </draw:rect>
        <draw:rect draw:style-name="gr1" draw:text-style-name="P4" draw:layer="layout" svg:width="9.652cm" svg:height="4.445cm" svg:x="37.063cm" svg:y="30.47cm">
          <text:p text:style-name="P3"><text:span text:style-name="T2">- torus : Torus</text:span></text:p>
          <text:p text:style-name="P3"><text:span text:style-name="T2">- smallRadiusTextInput : TextField</text:span></text:p>
          <text:p text:style-name="P3"><text:span text:style-name="T2">- smallRadiusComboBox : ComboBox&lt;Integer&gt;</text:span></text:p>
          <text:p text:style-name="P3"><text:span text:style-name="T2">- bigRadiusTextInput : TextField</text:span></text:p>
          <text:p text:style-name="P3"><text:span text:style-name="T2">- bigRadiusComboBox : ComboBox&lt;Integer&gt;</text:span></text:p>
          <text:p text:style-name="P3"><text:span text:style-name="T2">- torusDrawing : ImageView</text:span></text:p>
          <text:p text:style-name="P3"><text:span text:style-name="T2">- volumeText : Label</text:span></text:p>
          <text:p text:style-name="P3"><text:span text:style-name="T2">- sizeNotice : Label</text:span></text:p>
        </draw:rect>
        <draw:rect draw:style-name="gr1" draw:text-style-name="P4" draw:layer="layout" svg:width="9.652cm" svg:height="4.191cm" svg:x="37.063cm" svg:y="34.915cm">
          <text:p text:style-name="P3"><text:span text:style-name="T2">+ TorusPane()</text:span></text:p>
          <text:p text:style-name="P3"><text:span text:style-name="T2">- setSmallRadiusTextField() : void</text:span></text:p>
          <text:p text:style-name="P3"><text:span text:style-name="T2">- setBigRadiusTextField() : void</text:span></text:p>
          <text:p text:style-name="P3"><text:span text:style-name="T2">- setSmallRadiusComboBox() : void</text:span></text:p>
          <text:p text:style-name="P3"><text:span text:style-name="T2">- setBigRadiusComboBox() : void</text:span></text:p>
          <text:p text:style-name="P3"><text:span text:style-name="T2">- isBigRadiusFilled() : boolean</text:span></text:p>
          <text:p text:style-name="P3"><text:span text:style-name="T2">- isSmallRadiusFilled() : boolean</text:span></text:p>
          <text:p text:style-name="P3"><text:span text:style-name="T2">- isNumber() : boolean</text:span></text:p>
        </draw:rect>
        <draw:rect draw:style-name="gr1" draw:text-style-name="P6" xml:id="id26" draw:id="id26" draw:layer="layout" svg:width="8.255cm" svg:height="1.524cm" svg:x="47.858cm" svg:y="36.058cm">
          <text:p text:style-name="P1"><text:span text:style-name="T5">CirclePane</text:span></text:p>
        </draw:rect>
        <draw:rect draw:style-name="gr1" draw:text-style-name="P4" draw:layer="layout" svg:width="8.255cm" svg:height="3.175cm" svg:x="47.858cm" svg:y="37.582cm">
          <text:p text:style-name="P3"><text:span text:style-name="T4">- </text:span><text:span text:style-name="T6">MAX_RADIUS_DRAWING : int</text:span></text:p>
          <text:p text:style-name="P3"><text:span text:style-name="T2">- circle : Circle</text:span></text:p>
          <text:p text:style-name="P3"><text:span text:style-name="T2">- radiusTextInput : TextField</text:span></text:p>
          <text:p text:style-name="P3"><text:span text:style-name="T2">- radiusComboBox : ComboBox&lt;Integer&gt;</text:span></text:p>
          <text:p text:style-name="P3"><text:span text:style-name="T2">- circleDrawing : javafx.scene.shape.Circle</text:span></text:p>
          <text:p text:style-name="P3"><text:span text:style-name="T2">- areaText : Label</text:span></text:p>
        </draw:rect>
        <draw:rect draw:style-name="gr1" draw:text-style-name="P4" draw:layer="layout" svg:width="8.255cm" svg:height="0.889cm" svg:x="47.858cm" svg:y="40.757cm">
          <text:p text:style-name="P3"><text:span text:style-name="T2">+ CirclePane()</text:span></text:p>
        </draw:rect>
        <draw:rect draw:style-name="gr1" draw:text-style-name="P6" xml:id="id28" draw:id="id28" draw:layer="layout" svg:width="12.065cm" svg:height="1.524cm" svg:x="52.054cm" svg:y="21.066cm">
          <text:p text:style-name="P1"><text:span text:style-name="T5">TrianglePane</text:span></text:p>
        </draw:rect>
        <draw:rect draw:style-name="gr1" draw:text-style-name="P4" draw:layer="layout" svg:width="12.065cm" svg:height="4.191cm" svg:x="52.054cm" svg:y="22.59cm">
          <text:p text:style-name="P3"><text:span text:style-name="T4">- </text:span><text:span text:style-name="T6">MAX_LENGTH_DRAWING : int</text:span></text:p>
          <text:p text:style-name="P3"><text:span text:style-name="T2">- triangle : Triangle</text:span></text:p>
          <text:p text:style-name="P3"><text:span text:style-name="T2">- baseTextInput : TextField</text:span></text:p>
          <text:p text:style-name="P3"><text:span text:style-name="T2">- baseComboBox : ComboBox&lt;Integer&gt;</text:span></text:p>
          <text:p text:style-name="P3"><text:span text:style-name="T2">- heightTextInput : TextField</text:span></text:p>
          <text:p text:style-name="P3"><text:span text:style-name="T2">- heightComboBox : ComboBox&lt;Integer&gt;</text:span></text:p>
          <text:p text:style-name="P3"><text:span text:style-name="T2">- triangleDrawing : javafx.scene.shape.Polygon</text:span></text:p>
          <text:p text:style-name="P3"><text:span text:style-name="T2">- areaText : Label</text:span></text:p>
        </draw:rect>
        <draw:rect draw:style-name="gr1" draw:text-style-name="P4" draw:layer="layout" svg:width="12.065cm" svg:height="4.318cm" svg:x="52.054cm" svg:y="26.781cm">
          <text:p text:style-name="P3"><text:span text:style-name="T2">+ TrianglePane()</text:span></text:p>
          <text:p text:style-name="P3"><text:span text:style-name="T2">- setTriangleBaseTextField() : void</text:span></text:p>
          <text:p text:style-name="P3"><text:span text:style-name="T2">- setTriangleHeightTextField() : void</text:span></text:p>
          <text:p text:style-name="P3"><text:span text:style-name="T2">- setTriangleBaseComboBox() : void</text:span></text:p>
          <text:p text:style-name="P3"><text:span text:style-name="T2">- setTriangleHeightComboBox() : void</text:span></text:p>
          <text:p text:style-name="P3"><text:span text:style-name="T2">- setTriangleDrawing(base : double, height : double) : void</text:span></text:p>
        </draw:rect>
        <draw:rect draw:style-name="gr1" draw:text-style-name="P6" xml:id="id30" draw:id="id30" draw:layer="layout" svg:width="9.652cm" svg:height="1.524cm" svg:x="56.499cm" svg:y="34.274cm">
          <text:p text:style-name="P1"><text:span text:style-name="T5">TorusPane</text:span></text:p>
        </draw:rect>
        <draw:rect draw:style-name="gr1" draw:text-style-name="P4" draw:layer="layout" svg:width="9.652cm" svg:height="4.445cm" svg:x="56.499cm" svg:y="35.798cm">
          <text:p text:style-name="P3"><text:span text:style-name="T2">- torus : Torus</text:span></text:p>
          <text:p text:style-name="P3"><text:span text:style-name="T2">- smallRadiusTextInput : TextField</text:span></text:p>
          <text:p text:style-name="P3"><text:span text:style-name="T2">- smallRadiusComboBox : ComboBox&lt;Integer&gt;</text:span></text:p>
          <text:p text:style-name="P3"><text:span text:style-name="T2">- bigRadiusTextInput : TextField</text:span></text:p>
          <text:p text:style-name="P3"><text:span text:style-name="T2">- bigRadiusComboBox : ComboBox&lt;Integer&gt;</text:span></text:p>
          <text:p text:style-name="P3"><text:span text:style-name="T2">- torusDrawing : ImageView</text:span></text:p>
          <text:p text:style-name="P3"><text:span text:style-name="T2">- volumeText : Label</text:span></text:p>
          <text:p text:style-name="P3"><text:span text:style-name="T2">- sizeNotice : Label</text:span></text:p>
        </draw:rect>
        <draw:rect draw:style-name="gr1" draw:text-style-name="P4" draw:layer="layout" svg:width="9.652cm" svg:height="4.191cm" svg:x="56.499cm" svg:y="40.243cm">
          <text:p text:style-name="P3"><text:span text:style-name="T2">+ TorusPane()</text:span></text:p>
          <text:p text:style-name="P3"><text:span text:style-name="T2">- setSmallRadiusTextField() : void</text:span></text:p>
          <text:p text:style-name="P3"><text:span text:style-name="T2">- setBigRadiusTextField() : void</text:span></text:p>
          <text:p text:style-name="P3"><text:span text:style-name="T2">- setSmallRadiusComboBox() : void</text:span></text:p>
          <text:p text:style-name="P3"><text:span text:style-name="T2">- setBigRadiusComboBox() : void</text:span></text:p>
          <text:p text:style-name="P3"><text:span text:style-name="T2">- isBigRadiusFilled() : boolean</text:span></text:p>
          <text:p text:style-name="P3"><text:span text:style-name="T2">- isSmallRadiusFilled() : boolean</text:span></text:p>
          <text:p text:style-name="P3"><text:span text:style-name="T2">- isNumber() : boolean</text:span></text:p>
        </draw:rect>
        <draw:rect draw:style-name="gr1" draw:text-style-name="P6" xml:id="id32" draw:id="id32" draw:layer="layout" svg:width="9.398cm" svg:height="1.524cm" svg:x="66.913cm" svg:y="35.29cm">
          <text:p text:style-name="P1"><text:span text:style-name="T5">SquarePane</text:span></text:p>
        </draw:rect>
        <draw:rect draw:style-name="gr1" draw:text-style-name="P4" draw:layer="layout" svg:width="9.398cm" svg:height="3.175cm" svg:x="66.913cm" svg:y="36.814cm">
          <text:p text:style-name="P3"><text:span text:style-name="T4">- </text:span><text:span text:style-name="T6">MAX_SIDE_DRAWING : int</text:span></text:p>
          <text:p text:style-name="P3"><text:span text:style-name="T2">- square : Square</text:span></text:p>
          <text:p text:style-name="P3"><text:span text:style-name="T2">- sideTextInput : TextField</text:span></text:p>
          <text:p text:style-name="P3"><text:span text:style-name="T2">- sideComboBox : ComboBox&lt;Integer&gt;</text:span></text:p>
          <text:p text:style-name="P3"><text:span text:style-name="T2">- squareDrawing : javafx.scene.shape.Rectangle</text:span></text:p>
          <text:p text:style-name="P3"><text:span text:style-name="T2">- areaText : Label</text:span></text:p>
        </draw:rect>
        <draw:rect draw:style-name="gr1" draw:text-style-name="P4" draw:layer="layout" svg:width="9.398cm" svg:height="0.889cm" svg:x="66.913cm" svg:y="39.989cm">
          <text:p text:style-name="P3"><text:span text:style-name="T2">+ SquarePane()</text:span></text:p>
        </draw:rect>
        <draw:rect draw:style-name="gr1" draw:text-style-name="P6" draw:layer="layout" svg:width="8.255cm" svg:height="1.778cm" svg:x="10.525cm" svg:y="46.72cm">
          <text:p text:style-name="P1"><text:span text:style-name="T7">&lt;&lt;Interface&gt;&gt;</text:span></text:p>
          <text:p text:style-name="P1"><text:span text:style-name="T5">Control</text:span></text:p>
        </draw:rect>
        <draw:rect draw:style-name="gr1" draw:text-style-name="P4" draw:layer="layout" svg:width="8.255cm" svg:height="3.175cm" svg:x="10.525cm" svg:y="48.498cm">
          <text:p text:style-name="P3"><text:span text:style-name="T4">- </text:span><text:span text:style-name="T6">MAX_SIZE_DRAWING : int</text:span></text:p>
          <text:p text:style-name="P3"><text:span text:style-name="T2">- cube : Cube</text:span></text:p>
          <text:p text:style-name="P3"><text:span text:style-name="T2">- sideTextInput : TextField</text:span></text:p>
          <text:p text:style-name="P3"><text:span text:style-name="T2">- sideComboBox : ComboBox&lt;Integer&gt;</text:span></text:p>
          <text:p text:style-name="P3"><text:span text:style-name="T2">- cubeDrawing : ImageView</text:span></text:p>
          <text:p text:style-name="P3"><text:span text:style-name="T2">- volumeText : Label</text:span></text:p>
        </draw:rect>
        <draw:rect draw:style-name="gr1" draw:text-style-name="P4" draw:layer="layout" svg:width="8.255cm" svg:height="0.889cm" svg:x="10.525cm" svg:y="51.673cm">
          <text:p text:style-name="P3"><text:span text:style-name="T2">+ CubePane()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" svg:viewBox="0 0 3000 6000" svg:d="M1500 0l1500 3000-1500 3000-1500-300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7.47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idan Snyder</meta:initial-creator>
    <meta:creation-date>2025-10-13T16:19:33.90</meta:creation-date>
    <dc:date>2025-11-07T22:25:34.50</dc:date>
    <dc:creator>Aidan Snyder</dc:creator>
    <meta:editing-duration>PT23H54M21S</meta:editing-duration>
    <meta:editing-cycles>184</meta:editing-cycles>
    <meta:generator>OpenOffice/4.1.15$Win32 OpenOffice.org_project/4115m2$Build-9813</meta:generator>
    <meta:document-statistic meta:object-count="86"/>
  </office:meta>
</office:document-meta>
</file>